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3.6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marker-end="Arrow" draw:marker-end-width="0.2cm" draw:textarea-horizontal-align="center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4.12cm" svg:height="1.019cm" svg:x="0.595cm" svg:y="1.75cm">
          <draw:text-box>
            <text:p><text:span text:style-name="T1">G</text:span><text:span text:style-name="T2">1 </text:span><text:span text:style-name="T1">= {4, 3, 2, 5, 6, 1}</text:span> </text:p>
          </draw:text-box>
        </draw:frame>
        <draw:frame draw:style-name="gr2" draw:text-style-name="P1" draw:layer="layout" svg:width="4.12cm" svg:height="0.824cm" svg:x="0.595cm" svg:y="2.979cm">
          <draw:text-box>
            <text:p><text:span text:style-name="T1">G</text:span><text:span text:style-name="T2">2 </text:span><text:span text:style-name="T1">= {5, 6, 1, 4, 3, 2}</text:span><text:span text:style-name="T3"> </text:span></text:p>
          </draw:text-box>
        </draw:frame>
        <draw:custom-shape draw:style-name="gr3" draw:text-style-name="P3" draw:id="id1" draw:layer="layout" svg:width="0.658cm" svg:height="0.61cm" svg:x="7.19cm" svg:y="0.84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2" draw:layer="layout" svg:width="0.658cm" svg:height="0.61cm" svg:x="8.603cm" svg:y="1.762cm">
          <text:p text:style-name="P2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3" draw:layer="layout" svg:width="0.658cm" svg:height="0.609cm" svg:x="8.603cm" svg:y="3.287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4" draw:layer="layout" svg:width="0.658cm" svg:height="0.609cm" svg:x="7.121cm" svg:y="4.168cm">
          <text:p text:style-name="P2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5" draw:layer="layout" svg:width="0.659cm" svg:height="0.609cm" svg:x="5.61cm" svg:y="3.287cm">
          <text:p text:style-name="P2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6" draw:layer="layout" svg:width="0.659cm" svg:height="0.61cm" svg:x="5.61cm" svg:y="1.762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848cm" svg:y1="1.144cm" svg:x2="8.931cm" svg:y2="1.762cm" draw:start-shape="id1" draw:start-glue-point="10" draw:end-shape="id2" draw:end-glue-point="4" svg:d="m7848 1144c722 0 1083 206 1083 618">
          <text:p/>
        </draw:connector>
        <draw:connector draw:style-name="gr4" draw:text-style-name="P2" draw:layer="layout" draw:type="curve" svg:x1="8.931cm" svg:y1="2.372cm" svg:x2="8.931cm" svg:y2="3.287cm" draw:start-shape="id2" draw:start-glue-point="8" draw:end-shape="id3" draw:end-glue-point="4" svg:d="m8931 2372v915">
          <text:p/>
        </draw:connector>
        <draw:connector draw:style-name="gr4" draw:text-style-name="P2" draw:layer="layout" draw:type="curve" svg:x1="8.931cm" svg:y1="3.896cm" svg:x2="7.779cm" svg:y2="4.472cm" draw:start-shape="id3" draw:start-glue-point="8" draw:end-shape="id4" draw:end-glue-point="10" svg:d="m8931 3896c0 384-384 576-1152 576">
          <text:p/>
        </draw:connector>
        <draw:connector draw:style-name="gr4" draw:text-style-name="P2" draw:layer="layout" draw:type="curve" svg:x1="7.121cm" svg:y1="4.472cm" svg:x2="5.939cm" svg:y2="3.896cm" draw:start-shape="id4" draw:start-glue-point="6" draw:end-shape="id5" draw:end-glue-point="8" svg:d="m7121 4472c-788 0-1182-192-1182-576">
          <text:p/>
        </draw:connector>
        <draw:connector draw:style-name="gr4" draw:text-style-name="P2" draw:layer="layout" draw:type="curve" svg:x1="5.939cm" svg:y1="3.287cm" svg:x2="5.939cm" svg:y2="2.372cm" draw:start-shape="id5" draw:start-glue-point="4" draw:end-shape="id6" draw:end-glue-point="8" svg:d="m5939 3287v-915">
          <text:p/>
        </draw:connector>
        <draw:connector draw:style-name="gr4" draw:text-style-name="P2" draw:layer="layout" draw:type="curve" svg:x1="5.939cm" svg:y1="1.762cm" svg:x2="7.19cm" svg:y2="1.144cm" draw:start-shape="id6" draw:start-glue-point="4" draw:end-shape="id1" draw:end-glue-point="6" svg:d="m5939 1762c0-412 417-618 1251-618">
          <text:p/>
        </draw:connector>
        <draw:connector draw:style-name="gr5" draw:text-style-name="P2" draw:layer="layout" draw:type="curve" draw:line-skew="-0.336cm" svg:x1="1.785cm" svg:y1="3.623cm" svg:x2="7.216cm" svg:y2="4.687cm" draw:end-shape="id4" draw:end-glue-point="7" svg:d="m1785 3623c0 1975 5431 1443 5431 1064">
          <text:p/>
        </draw:connector>
        <draw:connector draw:style-name="gr6" draw:text-style-name="P2" draw:layer="layout" draw:type="curve" draw:line-skew="-0.689cm" svg:x1="7.216cm" svg:y1="4.687cm" svg:x2="5.702cm" svg:y2="3.969cm" draw:start-shape="id4" draw:start-glue-point="7" svg:d="m7216 4687c0-150-1514 209-1514-718">
          <text:p/>
        </draw:connector>
        <draw:connector draw:style-name="gr6" draw:text-style-name="P2" draw:layer="layout" draw:type="curve" draw:line-skew="0.643cm" svg:x1="7.751cm" svg:y1="0.928cm" svg:x2="9.159cm" svg:y2="1.632cm" draw:start-shape="id1" draw:start-glue-point="11" svg:d="m7751 928c0 82 1408-269 1408 704">
          <text:p/>
        </draw:connector>
        <draw:connector draw:style-name="gr5" draw:text-style-name="P2" draw:layer="layout" draw:type="curve" draw:line-skew="0.242cm" svg:x1="1.806cm" svg:y1="2.083cm" svg:x2="7.285cm" svg:y2="0.928cm" draw:end-shape="id1" draw:end-glue-point="5" svg:d="m1806 2083c0-2251 5479-1674 5479-11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2T13:26:12</meta:creation-date>
    <dc:date>2010-01-03T12:40:13</dc:date>
    <meta:editing-duration>PT00H38M38S</meta:editing-duration>
    <meta:editing-cycles>13</meta:editing-cycles>
    <meta:generator>OpenOffice.org/3.0$Unix OpenOffice.org_project/300m15$Build-9379</meta:generator>
    <meta:document-statistic meta:object-count="18"/>
    <meta:user-defined meta:name="Información 1"/>
    <meta:user-defined meta:name="Información 2"/>
    <meta:user-defined meta:name="Información 3"/>
    <meta:user-defined meta:name="Información 4"/>
  </office:meta>
</office:document-meta>
</file>